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57.46pt"/>
    </style:style>
    <style:style style:name="co8" style:family="table-column">
      <style:table-column-properties fo:break-before="auto" style:column-width="60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ext-properties fo:color="#3c3c3c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titled Document" table:style-name="ta1">
        <table:shapes>
          <draw:frame draw:z-index="0" draw:style-name="gr1" draw:text-style-name="P1" svg:width="569.34pt" svg:height="297.35pt" svg:x="603.58pt" svg:y="30.78pt">
            <loext:p draw:notify-on-update-of-ranges="'Untitled Document'.B3:'Untitled Document'.H3 'Untitled Document'.A4:'Untitled Document'.A4 'Untitled Document'.B4:'Untitled Document'.H4 'Untitled Document'.A5:'Untitled Document'.A5 'Untitled Document'.B5:'Untitled Document'.H5 'Untitled Document'.A6:'Untitled Document'.A6 'Untitled Document'.B6:'Untitled Document'.H6 'Untitled Document'.A8:'Untitled Document'.A8 'Untitled Document'.B8:'Untitled Document'.H8 'Untitled Document'.A9:'Untitled Document'.A9 'Untitled Document'.B9:'Untitled Document'.H9 'Untitled Document'.A10:'Untitled Document'.A10 'Untitled Document'.B10:'Untitled Document'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8" table:number-rows-spanned="1">
            <text:p>MISS RATE - blocksize</text:p>
          </table:table-cell>
          <table:covered-table-cell table:number-columns-repeated="3" table:style-name="Default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1-instruction-WB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38" calcext:value-type="float">
            <text:p>0.000238</text:p>
          </table:table-cell>
          <table:table-cell table:style-name="ce8" office:value-type="float" office:value="0.000143" calcext:value-type="float">
            <text:p>0.000143</text:p>
          </table:table-cell>
          <table:table-cell table:style-name="ce8" office:value-type="float" office:value="0.000091" calcext:value-type="float">
            <text:p>0.000091</text:p>
          </table:table-cell>
          <table:table-cell table:style-name="ce8" office:value-type="float" office:value="0.000062" calcext:value-type="float">
            <text:p>0.000062</text:p>
          </table:table-cell>
          <table:table-cell table:style-name="ce8" office:value-type="float" office:value="0.000044" calcext:value-type="float">
            <text:p>0.0000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1-data-WB</text:p>
          </table:table-cell>
          <table:table-cell office:value-type="float" office:value="0.183919" calcext:value-type="float">
            <text:p>0.183919</text:p>
          </table:table-cell>
          <table:table-cell office:value-type="float" office:value="0.132776" calcext:value-type="float">
            <text:p>0.132776</text:p>
          </table:table-cell>
          <table:table-cell office:value-type="float" office:value="0.096887" calcext:value-type="float">
            <text:p>0.096887</text:p>
          </table:table-cell>
          <table:table-cell table:style-name="ce8" office:value-type="float" office:value="0.071783" calcext:value-type="float">
            <text:p>0.071783</text:p>
          </table:table-cell>
          <table:table-cell table:style-name="ce8" office:value-type="float" office:value="0.052969" calcext:value-type="float">
            <text:p>0.052969</text:p>
          </table:table-cell>
          <table:table-cell table:style-name="ce8" office:value-type="float" office:value="0.038291" calcext:value-type="float">
            <text:p>0.038291</text:p>
          </table:table-cell>
          <table:table-cell table:style-name="ce8" office:value-type="float" office:value="0.026445" calcext:value-type="float">
            <text:p>0.0264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2-unified-WB</text:p>
          </table:table-cell>
          <table:table-cell office:value-type="float" office:value="0.482606" calcext:value-type="float">
            <text:p>0.482606</text:p>
          </table:table-cell>
          <table:table-cell office:value-type="float" office:value="0.474183" calcext:value-type="float">
            <text:p>0.474183</text:p>
          </table:table-cell>
          <table:table-cell office:value-type="float" office:value="0.455151" calcext:value-type="float">
            <text:p>0.455151</text:p>
          </table:table-cell>
          <table:table-cell table:style-name="ce8" office:value-type="float" office:value="0.432159" calcext:value-type="float">
            <text:p>0.432159</text:p>
          </table:table-cell>
          <table:table-cell table:style-name="ce8" office:value-type="float" office:value="0.376117" calcext:value-type="float">
            <text:p>0.376117</text:p>
          </table:table-cell>
          <table:table-cell table:style-name="ce8" office:value-type="float" office:value="0.317986" calcext:value-type="float">
            <text:p>0.317986</text:p>
          </table:table-cell>
          <table:table-cell table:style-name="ce8" office:value-type="float" office:value="0.229897" calcext:value-type="float">
            <text:p>0.22989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>
            <text:p>L1-instruction-WT</text:p>
          </table:table-cell>
          <table:table-cell table:style-name="ce9" office:value-type="float" office:value="0.000758" calcext:value-type="float">
            <text:p>0.000758</text:p>
          </table:table-cell>
          <table:table-cell table:style-name="ce9" office:value-type="float" office:value="0.000414" calcext:value-type="float">
            <text:p>0.000414</text:p>
          </table:table-cell>
          <table:table-cell table:style-name="ce9" office:value-type="float" office:value="0.000238" calcext:value-type="float">
            <text:p>0.000238</text:p>
          </table:table-cell>
          <table:table-cell table:style-name="ce9" office:value-type="float" office:value="0.000143" calcext:value-type="float">
            <text:p>0.000143</text:p>
          </table:table-cell>
          <table:table-cell table:style-name="ce9" office:value-type="float" office:value="0.000091" calcext:value-type="float">
            <text:p>0.000091</text:p>
          </table:table-cell>
          <table:table-cell table:style-name="ce9" office:value-type="float" office:value="0.000062" calcext:value-type="float">
            <text:p>0.000062</text:p>
          </table:table-cell>
          <table:table-cell table:style-name="ce9" office:value-type="float" office:value="0.000044" calcext:value-type="float">
            <text:p>0.0000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1-data-WT</text:p>
          </table:table-cell>
          <table:table-cell office:value-type="float" office:value="0.183919" calcext:value-type="float">
            <text:p>0.183919</text:p>
          </table:table-cell>
          <table:table-cell office:value-type="float" office:value="0.132776" calcext:value-type="float">
            <text:p>0.132776</text:p>
          </table:table-cell>
          <table:table-cell office:value-type="float" office:value="0.096887" calcext:value-type="float">
            <text:p>0.096887</text:p>
          </table:table-cell>
          <table:table-cell table:style-name="ce8" office:value-type="float" office:value="0.071783" calcext:value-type="float">
            <text:p>0.071783</text:p>
          </table:table-cell>
          <table:table-cell table:style-name="ce8" office:value-type="float" office:value="0.052969" calcext:value-type="float">
            <text:p>0.052969</text:p>
          </table:table-cell>
          <table:table-cell table:style-name="ce8" office:value-type="float" office:value="0.038291" calcext:value-type="float">
            <text:p>0.038291</text:p>
          </table:table-cell>
          <table:table-cell table:style-name="ce8" office:value-type="float" office:value="0.026445" calcext:value-type="float">
            <text:p>0.026445</text:p>
          </table:table-cell>
          <table:table-cell table:style-name="ce12" table:number-columns-repeated="1016"/>
        </table:table-row>
        <table:table-row table:style-name="ro2">
          <table:table-cell office:value-type="string" calcext:value-type="string">
            <text:p>L2-unified-WT</text:p>
          </table:table-cell>
          <table:table-cell office:value-type="float" office:value="0.125856" calcext:value-type="float">
            <text:p>0.125856</text:p>
          </table:table-cell>
          <table:table-cell office:value-type="float" office:value="0.245823" calcext:value-type="float">
            <text:p>0.245823</text:p>
          </table:table-cell>
          <table:table-cell office:value-type="float" office:value="0.47009" calcext:value-type="float">
            <text:p>0.47009</text:p>
          </table:table-cell>
          <table:table-cell table:style-name="ce8" office:value-type="float" office:value="0.874086" calcext:value-type="float">
            <text:p>0.874086</text:p>
          </table:table-cell>
          <table:table-cell table:style-name="ce8" office:value-type="float" office:value="0.776037" calcext:value-type="float">
            <text:p>0.776037</text:p>
          </table:table-cell>
          <table:table-cell table:style-name="ce8" office:value-type="float" office:value="0.678668" calcext:value-type="float">
            <text:p>0.678668</text:p>
          </table:table-cell>
          <table:table-cell table:style-name="ce8" office:value-type="float" office:value="0.506785" calcext:value-type="float">
            <text:p>0.50678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6"/>
          <table:table-cell table:style-name="ce6" office:value-type="string" calcext:value-type="string">
            <text:p>Cache Size</text:p>
          </table:table-cell>
          <table:table-cell table:style-name="ce6" office:value-type="string" calcext:value-type="string">
            <text:p>Associativity</text:p>
          </table:table-cell>
          <table:table-cell table:style-name="ce6" office:value-type="string" calcext:value-type="string">
            <text:p>Block Siz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1-instruction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1-data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2-unified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20"/>
        </table:table-row>
      </table:table>
      <table:table table:name="Sheet2" table:style-name="ta1">
        <table:shapes>
          <draw:frame draw:z-index="0" draw:style-name="gr1" draw:text-style-name="P1" svg:width="660.47pt" svg:height="364.25pt" svg:x="42.52pt" svg:y="255.09pt">
            <loext:p draw:notify-on-update-of-ranges="Sheet2.B11:Sheet2.H11 Sheet2.A5:Sheet2.A5 Sheet2.B5:Sheet2.H5 Sheet2.A12:Sheet2.A12 Sheet2.B12:Sheet2.H12 Sheet2.A6:Sheet2.A6 Sheet2.B6:Sheet2.H6 Sheet2.A13:Sheet2.A13 Sheet2.B13:Sheet2.H13 Sheet2.A7:Sheet2.A7 Sheet2.B7:Sheet2.H7 Sheet2.A14:Sheet2.A14 Sheet2.B14:Sheet2.H14 Sheet2.A8:Sheet2.A8 Sheet2.B8:Sheet2.H8 Sheet2.A15:Sheet2.A15 Sheet2.B15:Sheet2.H15 Sheet2.A9:Sheet2.A9 Sheet2.B9:Sheet2.H9 Sheet2.A16:Sheet2.A16 Sheet2.B16:Sheet2.H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5"/>
        <table:table-column table:style-name="co7" table:number-columns-repeated="4" table:default-cell-style-name="ce17"/>
        <table:table-column table:style-name="co8" table:number-columns-repeated="3" table:default-cell-style-name="ce17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L1 &amp; L2 Cache Global Miss Rate vs Associativity &amp; AMAT</text:p>
          </table:table-cell>
          <table:covered-table-cell table:number-columns-repeated="7" table:style-name="ce14"/>
          <table:table-cell table:style-name="ce18" table:number-columns-repeated="2"/>
          <table:table-cell/>
        </table:table-row>
        <table:table-row table:style-name="ro2">
          <table:table-cell table:style-name="ce13" office:value-type="string" calcext:value-type="string" table:number-columns-spanned="8" table:number-rows-spanned="1">
            <text:p>Policy: Write Back</text:p>
          </table:table-cell>
          <table:covered-table-cell table:number-columns-repeated="7" table:style-name="ce14"/>
          <table:table-cell table:style-name="ce18" table:number-columns-repeated="2"/>
          <table:table-cell table:style-name="ce19" office:value-type="string" calcext:value-type="string">
            <text:p>template provided by Raymon Skjørten Hansen</text:p>
          </table:table-cell>
        </table:table-row>
        <table:table-row table:style-name="ro2">
          <table:table-cell table:style-name="ce13"/>
          <table:table-cell table:style-name="Default" table:number-columns-repeated="7"/>
          <table:table-cell table:style-name="ce18" table:number-columns-repeated="2"/>
          <table:table-cell/>
        </table:table-row>
        <table:table-row table:style-name="ro2">
          <table:table-cell table:style-name="ce14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12" calcext:value-type="float">
            <text:p>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-way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-way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-way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-way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-way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table:style-name="Default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12" calcext:value-type="float">
            <text:p>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-way AMAT</text:p>
          </table:table-cell>
          <table:table-cell office:value-type="float" office:value="13.61" calcext:value-type="float">
            <text:p>13.61</text:p>
          </table:table-cell>
          <table:table-cell office:value-type="float" office:value="12.53" calcext:value-type="float">
            <text:p>12.53</text:p>
          </table:table-cell>
          <table:table-cell office:value-type="float" office:value="11.29" calcext:value-type="float">
            <text:p>11.29</text:p>
          </table:table-cell>
          <table:table-cell office:value-type="float" office:value="9.67" calcext:value-type="float">
            <text:p>9.67</text:p>
          </table:table-cell>
          <table:table-cell office:value-type="float" office:value="7.52" calcext:value-type="float">
            <text:p>7.52</text:p>
          </table:table-cell>
          <table:table-cell office:value-type="float" office:value="5.28" calcext:value-type="float">
            <text:p>5.28</text:p>
          </table:table-cell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-way AMAT</text:p>
          </table:table-cell>
          <table:table-cell office:value-type="float" office:value="13.65" calcext:value-type="float">
            <text:p>13.65</text:p>
          </table:table-cell>
          <table:table-cell office:value-type="float" office:value="12.72" calcext:value-type="float">
            <text:p>12.72</text:p>
          </table:table-cell>
          <table:table-cell office:value-type="float" office:value="11.55" calcext:value-type="float">
            <text:p>11.55</text:p>
          </table:table-cell>
          <table:table-cell office:value-type="float" office:value="10.14" calcext:value-type="float">
            <text:p>10.14</text:p>
          </table:table-cell>
          <table:table-cell office:value-type="float" office:value="9.18" calcext:value-type="float">
            <text:p>9.18</text:p>
          </table:table-cell>
          <table:table-cell office:value-type="float" office:value="8.89" calcext:value-type="float">
            <text:p>8.89</text:p>
          </table:table-cell>
          <table:table-cell office:value-type="float" office:value="7.56" calcext:value-type="float">
            <text:p>7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-way AMAT</text:p>
          </table:table-cell>
          <table:table-cell office:value-type="float" office:value="13.61" calcext:value-type="float">
            <text:p>13.61</text:p>
          </table:table-cell>
          <table:table-cell office:value-type="float" office:value="12.59" calcext:value-type="float">
            <text:p>12.59</text:p>
          </table:table-cell>
          <table:table-cell office:value-type="float" office:value="11.47" calcext:value-type="float">
            <text:p>11.47</text:p>
          </table:table-cell>
          <table:table-cell office:value-type="float" office:value="10.14" calcext:value-type="float">
            <text:p>10.14</text:p>
          </table:table-cell>
          <table:table-cell office:value-type="float" office:value="9.13" calcext:value-type="float">
            <text:p>9.13</text:p>
          </table:table-cell>
          <table:table-cell office:value-type="float" office:value="8.25" calcext:value-type="float">
            <text:p>8.25</text:p>
          </table:table-cell>
          <table:table-cell office:value-type="float" office:value="6.86" calcext:value-type="float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-way AMAT</text:p>
          </table:table-cell>
          <table:table-cell office:value-type="float" office:value="13.58" calcext:value-type="float">
            <text:p>13.58</text:p>
          </table:table-cell>
          <table:table-cell office:value-type="float" office:value="12.6" calcext:value-type="float">
            <text:p>12.6</text:p>
          </table:table-cell>
          <table:table-cell office:value-type="float" office:value="11.14" calcext:value-type="float">
            <text:p>11.14</text:p>
          </table:table-cell>
          <table:table-cell office:value-type="float" office:value="9.87" calcext:value-type="float">
            <text:p>9.87</text:p>
          </table:table-cell>
          <table:table-cell office:value-type="float" office:value="8.72" calcext:value-type="float">
            <text:p>8.72</text:p>
          </table:table-cell>
          <table:table-cell office:value-type="float" office:value="8.06" calcext:value-type="float">
            <text:p>8.06</text:p>
          </table:table-cell>
          <table:table-cell office:value-type="float" office:value="5.91" calcext:value-type="float">
            <text:p>5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-way AMAT</text:p>
          </table:table-cell>
          <table:table-cell office:value-type="float" office:value="13.34" calcext:value-type="float">
            <text:p>13.34</text:p>
          </table:table-cell>
          <table:table-cell office:value-type="float" office:value="12.1" calcext:value-type="float">
            <text:p>12.1</text:p>
          </table:table-cell>
          <table:table-cell office:value-type="float" office:value="10.78" calcext:value-type="float">
            <text:p>10.78</text:p>
          </table:table-cell>
          <table:table-cell office:value-type="float" office:value="9.35" calcext:value-type="float">
            <text:p>9.35</text:p>
          </table:table-cell>
          <table:table-cell office:value-type="float" office:value="8.23" calcext:value-type="float">
            <text:p>8.2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8:20:47.652378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31T21:00:51.076788976</dc:date>
    <meta:editing-duration>PT12H50M48S</meta:editing-duration>
    <meta:editing-cycles>20</meta:editing-cycles>
    <meta:document-statistic meta:table-count="2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86cm" svg:height="10.491cm" xlink:href=".." xlink:type="simple" chart:class="chart:line" chart:style-name="ch1">
        <chart:title svg:x="7.354cm" svg:y="0.345cm" chart:style-name="ch2">
          <text:p>Miss Rates VS Block Size</text:p>
        </chart:title>
        <chart:subtitle svg:x="6.48cm" svg:y="1.333cm" chart:style-name="ch3">
          <text:p>Write Back(WB) and Write Through(WT) </text:p>
        </chart:subtitle>
        <chart:legend chart:legend-position="end" svg:x="15.336cm" svg:y="3.542cm" style:legend-expansion="high" chart:style-name="ch4"/>
        <chart:plot-area chart:style-name="ch5" table:cell-range-address="'Untitled Document'.B3:'Untitled Document'.H6 'Untitled Document'.A3:'Untitled Document'.A6 'Untitled Document'.A8:'Untitled Document'.H10" chart:data-source-has-labels="both" svg:x="1.412cm" svg:y="2.225cm" svg:width="13.523cm" svg:height="7.076cm">
          <chartooo:coordinate-region svg:x="2.139cm" svg:y="2.424cm" svg:width="12.516cm" svg:height="6.23cm"/>
          <chart:axis chart:dimension="x" chart:name="primary-x" chart:style-name="ch6" chartooo:axis-type="auto">
            <chartooo:date-scale/>
            <chart:title svg:x="7.362cm" svg:y="9.51cm" chart:style-name="ch7">
              <text:p>Block Size</text:p>
            </chart:title>
            <chart:categories table:cell-range-address="'Untitled Document'.B3:'Untitled Document'.H3"/>
          </chart:axis>
          <chart:axis chart:dimension="y" chart:name="primary-y" chart:style-name="ch6">
            <chart:title svg:x="0.451cm" svg:y="6.535cm" chart:style-name="ch8">
              <text:p>Miss Rate</text:p>
            </chart:title>
            <chart:grid chart:style-name="ch9" chart:class="major"/>
          </chart:axis>
          <chart:series chart:style-name="ch10" chart:values-cell-range-address="'Untitled Document'.B4:'Untitled Document'.H4" chart:label-cell-address="'Untitled Document'.A4:'Untitled Document'.A4" chart:class="chart:line">
            <chart:data-point chart:repeated="7"/>
          </chart:series>
          <chart:series chart:style-name="ch11" chart:values-cell-range-address="'Untitled Document'.B5:'Untitled Document'.H5" chart:label-cell-address="'Untitled Document'.A5:'Untitled Document'.A5" chart:class="chart:line">
            <chart:data-point chart:repeated="7"/>
          </chart:series>
          <chart:series chart:style-name="ch12" chart:values-cell-range-address="'Untitled Document'.B6:'Untitled Document'.H6" chart:label-cell-address="'Untitled Document'.A6:'Untitled Document'.A6" chart:class="chart:line">
            <chart:data-point chart:repeated="7"/>
          </chart:series>
          <chart:series chart:style-name="ch13" chart:values-cell-range-address="'Untitled Document'.B8:'Untitled Document'.H8" chart:label-cell-address="'Untitled Document'.A8:'Untitled Document'.A8" chart:class="chart:line">
            <chart:data-point chart:repeated="7"/>
          </chart:series>
          <chart:series chart:style-name="ch14" chart:values-cell-range-address="'Untitled Document'.B9:'Untitled Document'.H9" chart:label-cell-address="'Untitled Document'.A9:'Untitled Document'.A9" chart:class="chart:line">
            <chart:data-point chart:repeated="7"/>
          </chart:series>
          <chart:series chart:style-name="ch15" chart:values-cell-range-address="'Untitled Document'.B10:'Untitled Document'.H10" chart:label-cell-address="'Untitled Document'.A10:'Untitled Document'.A1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Untitled Document'.B3:'Untitled Document'.H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L1-instruction-WB</text:p>
                <draw:g>
                  <svg:desc>'Untitled Document'.A4:'Untitled Document'.A4</svg:desc>
                </draw:g>
              </table:table-cell>
              <table:table-cell office:value-type="float" office:value="0.000758">
                <text:p>0.000758</text:p>
                <draw:g>
                  <svg:desc>'Untitled Document'.B4:'Untitled Document'.H4</svg:desc>
                </draw:g>
              </table:table-cell>
              <table:table-cell office:value-type="float" office:value="0.000414">
                <text:p>0.000414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L1-data-WB</text:p>
                <draw:g>
                  <svg:desc>'Untitled Document'.A5:'Untitled Document'.A5</svg:desc>
                </draw:g>
              </table:table-cell>
              <table:table-cell office:value-type="float" office:value="0.183919">
                <text:p>0.183919</text:p>
                <draw:g>
                  <svg:desc>'Untitled Document'.B5:'Untitled Document'.H5</svg:desc>
                </draw:g>
              </table:table-cell>
              <table:table-cell office:value-type="float" office:value="0.132776">
                <text:p>0.132776</text:p>
              </table:table-cell>
              <table:table-cell office:value-type="float" office:value="0.096887">
                <text:p>0.096887</text:p>
              </table:table-cell>
              <table:table-cell office:value-type="float" office:value="0.071783">
                <text:p>0.071783</text:p>
              </table:table-cell>
              <table:table-cell office:value-type="float" office:value="0.052969">
                <text:p>0.052969</text:p>
              </table:table-cell>
              <table:table-cell office:value-type="float" office:value="0.038291">
                <text:p>0.038291</text:p>
              </table:table-cell>
              <table:table-cell office:value-type="float" office:value="0.026445">
                <text:p>0.026445</text:p>
              </table:table-cell>
            </table:table-row>
            <table:table-row>
              <table:table-cell office:value-type="string">
                <text:p>L2-unified-WB</text:p>
                <draw:g>
                  <svg:desc>'Untitled Document'.A6:'Untitled Document'.A6</svg:desc>
                </draw:g>
              </table:table-cell>
              <table:table-cell office:value-type="float" office:value="0.482606">
                <text:p>0.482606</text:p>
                <draw:g>
                  <svg:desc>'Untitled Document'.B6:'Untitled Document'.H6</svg:desc>
                </draw:g>
              </table:table-cell>
              <table:table-cell office:value-type="float" office:value="0.474183">
                <text:p>0.474183</text:p>
              </table:table-cell>
              <table:table-cell office:value-type="float" office:value="0.455151">
                <text:p>0.455151</text:p>
              </table:table-cell>
              <table:table-cell office:value-type="float" office:value="0.432159">
                <text:p>0.432159</text:p>
              </table:table-cell>
              <table:table-cell office:value-type="float" office:value="0.376117">
                <text:p>0.376117</text:p>
              </table:table-cell>
              <table:table-cell office:value-type="float" office:value="0.317986">
                <text:p>0.317986</text:p>
              </table:table-cell>
              <table:table-cell office:value-type="float" office:value="0.229897">
                <text:p>0.229897</text:p>
              </table:table-cell>
            </table:table-row>
            <table:table-row>
              <table:table-cell office:value-type="string">
                <text:p>L1-instruction-WT</text:p>
                <draw:g>
                  <svg:desc>'Untitled Document'.A8:'Untitled Document'.A8</svg:desc>
                </draw:g>
              </table:table-cell>
              <table:table-cell office:value-type="float" office:value="0.000758">
                <text:p>0.000758</text:p>
                <draw:g>
                  <svg:desc>'Untitled Document'.B8:'Untitled Document'.H8</svg:desc>
                </draw:g>
              </table:table-cell>
              <table:table-cell office:value-type="float" office:value="0.000414">
                <text:p>0.000414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L1-data-WT</text:p>
                <draw:g>
                  <svg:desc>'Untitled Document'.A9:'Untitled Document'.A9</svg:desc>
                </draw:g>
              </table:table-cell>
              <table:table-cell office:value-type="float" office:value="0.183919">
                <text:p>0.183919</text:p>
                <draw:g>
                  <svg:desc>'Untitled Document'.B9:'Untitled Document'.H9</svg:desc>
                </draw:g>
              </table:table-cell>
              <table:table-cell office:value-type="float" office:value="0.132776">
                <text:p>0.132776</text:p>
              </table:table-cell>
              <table:table-cell office:value-type="float" office:value="0.096887">
                <text:p>0.096887</text:p>
              </table:table-cell>
              <table:table-cell office:value-type="float" office:value="0.071783">
                <text:p>0.071783</text:p>
              </table:table-cell>
              <table:table-cell office:value-type="float" office:value="0.052969">
                <text:p>0.052969</text:p>
              </table:table-cell>
              <table:table-cell office:value-type="float" office:value="0.038291">
                <text:p>0.038291</text:p>
              </table:table-cell>
              <table:table-cell office:value-type="float" office:value="0.026445">
                <text:p>0.026445</text:p>
              </table:table-cell>
            </table:table-row>
            <table:table-row>
              <table:table-cell office:value-type="string">
                <text:p>L2-unified-WT</text:p>
                <draw:g>
                  <svg:desc>'Untitled Document'.A10:'Untitled Document'.A10</svg:desc>
                </draw:g>
              </table:table-cell>
              <table:table-cell office:value-type="float" office:value="0.125856">
                <text:p>0.125856</text:p>
                <draw:g>
                  <svg:desc>'Untitled Document'.B10:'Untitled Document'.H10</svg:desc>
                </draw:g>
              </table:table-cell>
              <table:table-cell office:value-type="float" office:value="0.245823">
                <text:p>0.245823</text:p>
              </table:table-cell>
              <table:table-cell office:value-type="float" office:value="0.47009">
                <text:p>0.47009</text:p>
              </table:table-cell>
              <table:table-cell office:value-type="float" office:value="0.874086">
                <text:p>0.874086</text:p>
              </table:table-cell>
              <table:table-cell office:value-type="float" office:value="0.776037">
                <text:p>0.776037</text:p>
              </table:table-cell>
              <table:table-cell office:value-type="float" office:value="0.678668">
                <text:p>0.678668</text:p>
              </table:table-cell>
              <table:table-cell office:value-type="float" office:value="0.506785">
                <text:p>0.506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end"/>
      <style:graphic-properties draw:stroke-dash="Fine_20_Dashed" svg:stroke-color="#cccc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ine_20_Style_20_9" svg:stroke-width="0.051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Line_20_Style_20_9" svg:stroke-width="0.051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Line_20_Style_20_9" svg:stroke-width="0.051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Line_20_Style_20_9" svg:stroke-width="0.051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51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Line_20_Style_20_9" svg:stroke-width="0.051cm" svg:stroke-color="#4b1f6f" draw:fill-color="#4b1f6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301cm" svg:height="12.851cm" xlink:href=".." xlink:type="simple" chart:class="chart:line" chart:row-mapping="5 6 7 8 9" chart:style-name="ch1">
        <chart:title svg:x="9.08cm" svg:y="0.393cm" chart:style-name="ch2">
          <text:p>Miss Rate VS Block Size</text:p>
        </chart:title>
        <chart:subtitle svg:x="9.238cm" svg:y="1.429cm" chart:style-name="ch3">
          <text:p>With varying associativities</text:p>
        </chart:subtitle>
        <chart:legend chart:legend-position="end" svg:x="19.04cm" svg:y="3.885cm" style:legend-expansion="high" chart:style-name="ch4"/>
        <chart:plot-area chart:style-name="ch5" table:cell-range-address="Sheet2.B11:Sheet2.H16 Sheet2.A5:Sheet2.H9 Sheet2.A12:Sheet2.A16" chart:data-source-has-labels="both" svg:x="1.477cm" svg:y="2.369cm" svg:width="17.097cm" svg:height="9.244cm">
          <chartooo:coordinate-region svg:x="2.76cm" svg:y="2.568cm" svg:width="15.192cm" svg:height="8.398cm"/>
          <chart:axis chart:dimension="x" chart:name="primary-x" chart:style-name="ch6" chartooo:axis-type="auto">
            <chartooo:date-scale/>
            <chart:title svg:x="9.214cm" svg:y="11.87cm" chart:style-name="ch7">
              <text:p>Block Size</text:p>
            </chart:title>
            <chart:categories table:cell-range-address="Sheet2.B11:Sheet2.H11"/>
          </chart:axis>
          <chart:axis chart:dimension="y" chart:name="primary-y" chart:style-name="ch8">
            <chart:title svg:x="0.451cm" svg:y="7.763cm" chart:style-name="ch9">
              <text:p>Miss Rat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2.B5:Sheet2.H5" chart:label-cell-address="Sheet2.A5:Sheet2.A5" chart:class="chart:line">
            <chart:data-point chart:repeated="7"/>
          </chart:series>
          <chart:series chart:attached-axis="secondary-y" chart:style-name="ch13" chart:values-cell-range-address="Sheet2.B12:Sheet2.H12" chart:label-cell-address="Sheet2.A12:Sheet2.A12" chart:class="chart:line">
            <chart:data-point chart:repeated="7"/>
          </chart:series>
          <chart:series chart:attached-axis="primary-y" chart:style-name="ch14" chart:values-cell-range-address="Sheet2.B6:Sheet2.H6" chart:label-cell-address="Sheet2.A6:Sheet2.A6" chart:class="chart:line">
            <chart:data-point chart:repeated="7"/>
          </chart:series>
          <chart:series chart:attached-axis="secondary-y" chart:style-name="ch15" chart:values-cell-range-address="Sheet2.B13:Sheet2.H13" chart:label-cell-address="Sheet2.A13:Sheet2.A13" chart:class="chart:line">
            <chart:data-point chart:repeated="7"/>
          </chart:series>
          <chart:series chart:attached-axis="primary-y" chart:style-name="ch16" chart:values-cell-range-address="Sheet2.B7:Sheet2.H7" chart:label-cell-address="Sheet2.A7:Sheet2.A7" chart:class="chart:line">
            <chart:data-point chart:repeated="7"/>
          </chart:series>
          <chart:series chart:attached-axis="secondary-y" chart:style-name="ch17" chart:values-cell-range-address="Sheet2.B14:Sheet2.H14" chart:label-cell-address="Sheet2.A14:Sheet2.A14" chart:class="chart:line">
            <chart:data-point chart:repeated="7"/>
          </chart:series>
          <chart:series chart:attached-axis="primary-y" chart:style-name="ch18" chart:values-cell-range-address="Sheet2.B8:Sheet2.H8" chart:label-cell-address="Sheet2.A8:Sheet2.A8" chart:class="chart:line">
            <chart:data-point chart:repeated="7"/>
          </chart:series>
          <chart:series chart:attached-axis="secondary-y" chart:style-name="ch19" chart:values-cell-range-address="Sheet2.B15:Sheet2.H15" chart:label-cell-address="Sheet2.A15:Sheet2.A15" chart:class="chart:line">
            <chart:data-point chart:repeated="7"/>
          </chart:series>
          <chart:series chart:attached-axis="primary-y" chart:style-name="ch20" chart:values-cell-range-address="Sheet2.B9:Sheet2.H9" chart:label-cell-address="Sheet2.A9:Sheet2.A9" chart:class="chart:line">
            <chart:data-point chart:repeated="7"/>
          </chart:series>
          <chart:series chart:attached-axis="secondary-y" chart:style-name="ch21" chart:values-cell-range-address="Sheet2.B16:Sheet2.H16" chart:label-cell-address="Sheet2.A16:Sheet2.A16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Sheet2.B11:Sheet2.H1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1-way</text:p>
                <draw:g>
                  <svg:desc>Sheet2.A5:Sheet2.A5</svg:desc>
                </draw:g>
              </table:table-cell>
              <table:table-cell office:value-type="float" office:value="0.002966">
                <text:p>0.002966</text:p>
                <draw:g>
                  <svg:desc>Sheet2.B5:Sheet2.H5</svg:desc>
                </draw:g>
              </table:table-cell>
              <table:table-cell office:value-type="float" office:value="0.001409">
                <text:p>0.00140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32">
                <text:p>0.00032</text:p>
              </table:table-cell>
              <table:table-cell office:value-type="float" office:value="0.000171">
                <text:p>0.000171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-way AMAT</text:p>
                <draw:g>
                  <svg:desc>Sheet2.A12:Sheet2.A12</svg:desc>
                </draw:g>
              </table:table-cell>
              <table:table-cell office:value-type="float" office:value="13.61">
                <text:p>13.61</text:p>
                <draw:g>
                  <svg:desc>Sheet2.B12:Sheet2.H12</svg:desc>
                </draw:g>
              </table:table-cell>
              <table:table-cell office:value-type="float" office:value="12.53">
                <text:p>12.53</text:p>
              </table:table-cell>
              <table:table-cell office:value-type="float" office:value="11.29">
                <text:p>11.29</text:p>
              </table:table-cell>
              <table:table-cell office:value-type="float" office:value="9.67">
                <text:p>9.67</text:p>
              </table:table-cell>
              <table:table-cell office:value-type="float" office:value="7.52">
                <text:p>7.52</text:p>
              </table:table-cell>
              <table:table-cell office:value-type="float" office:value="5.28">
                <text:p>5.2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-way</text:p>
                <draw:g>
                  <svg:desc>Sheet2.A6:Sheet2.A6</svg:desc>
                </draw:g>
              </table:table-cell>
              <table:table-cell office:value-type="float" office:value="0.002967">
                <text:p>0.002967</text:p>
                <draw:g>
                  <svg:desc>Sheet2.B6:Sheet2.H6</svg:desc>
                </draw:g>
              </table:table-cell>
              <table:table-cell office:value-type="float" office:value="0.001405">
                <text:p>0.001405</text:p>
              </table:table-cell>
              <table:table-cell office:value-type="float" office:value="0.00065">
                <text:p>0.00065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-way AMAT</text:p>
                <draw:g>
                  <svg:desc>Sheet2.A13:Sheet2.A13</svg:desc>
                </draw:g>
              </table:table-cell>
              <table:table-cell office:value-type="float" office:value="13.65">
                <text:p>13.65</text:p>
                <draw:g>
                  <svg:desc>Sheet2.B13:Sheet2.H13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1.55">
                <text:p>11.55</text:p>
              </table:table-cell>
              <table:table-cell office:value-type="float" office:value="10.14">
                <text:p>10.14</text:p>
              </table:table-cell>
              <table:table-cell office:value-type="float" office:value="9.18">
                <text:p>9.18</text:p>
              </table:table-cell>
              <table:table-cell office:value-type="float" office:value="8.89">
                <text:p>8.8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-way</text:p>
                <draw:g>
                  <svg:desc>Sheet2.A7:Sheet2.A7</svg:desc>
                </draw:g>
              </table:table-cell>
              <table:table-cell office:value-type="float" office:value="0.002963">
                <text:p>0.002963</text:p>
                <draw:g>
                  <svg:desc>Sheet2.B7:Sheet2.H7</svg:desc>
                </draw:g>
              </table:table-cell>
              <table:table-cell office:value-type="float" office:value="0.001394">
                <text:p>0.001394</text:p>
              </table:table-cell>
              <table:table-cell office:value-type="float" office:value="0.00065">
                <text:p>0.00065</text:p>
              </table:table-cell>
              <table:table-cell office:value-type="float" office:value="0.0003">
                <text:p>0.0003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4-way AMAT</text:p>
                <draw:g>
                  <svg:desc>Sheet2.A14:Sheet2.A14</svg:desc>
                </draw:g>
              </table:table-cell>
              <table:table-cell office:value-type="float" office:value="13.61">
                <text:p>13.61</text:p>
                <draw:g>
                  <svg:desc>Sheet2.B14:Sheet2.H14</svg:desc>
                </draw:g>
              </table:table-cell>
              <table:table-cell office:value-type="float" office:value="12.59">
                <text:p>12.59</text:p>
              </table:table-cell>
              <table:table-cell office:value-type="float" office:value="11.47">
                <text:p>11.47</text:p>
              </table:table-cell>
              <table:table-cell office:value-type="float" office:value="10.14">
                <text:p>10.14</text:p>
              </table:table-cell>
              <table:table-cell office:value-type="float" office:value="9.13">
                <text:p>9.13</text:p>
              </table:table-cell>
              <table:table-cell office:value-type="float" office:value="8.25">
                <text:p>8.25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8-way</text:p>
                <draw:g>
                  <svg:desc>Sheet2.A8:Sheet2.A8</svg:desc>
                </draw:g>
              </table:table-cell>
              <table:table-cell office:value-type="float" office:value="0.002958">
                <text:p>0.002958</text:p>
                <draw:g>
                  <svg:desc>Sheet2.B8:Sheet2.H8</svg:desc>
                </draw:g>
              </table:table-cell>
              <table:table-cell office:value-type="float" office:value="0.001398">
                <text:p>0.001398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-way AMAT</text:p>
                <draw:g>
                  <svg:desc>Sheet2.A15:Sheet2.A15</svg:desc>
                </draw:g>
              </table:table-cell>
              <table:table-cell office:value-type="float" office:value="13.58">
                <text:p>13.58</text:p>
                <draw:g>
                  <svg:desc>Sheet2.B15:Sheet2.H15</svg:desc>
                </draw:g>
              </table:table-cell>
              <table:table-cell office:value-type="float" office:value="12.6">
                <text:p>12.6</text:p>
              </table:table-cell>
              <table:table-cell office:value-type="float" office:value="11.14">
                <text:p>11.14</text:p>
              </table:table-cell>
              <table:table-cell office:value-type="float" office:value="9.87">
                <text:p>9.87</text:p>
              </table:table-cell>
              <table:table-cell office:value-type="float" office:value="8.72">
                <text:p>8.72</text:p>
              </table:table-cell>
              <table:table-cell office:value-type="float" office:value="8.06">
                <text:p>8.0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6-way</text:p>
                <draw:g>
                  <svg:desc>Sheet2.A9:Sheet2.A9</svg:desc>
                </draw:g>
              </table:table-cell>
              <table:table-cell office:value-type="float" office:value="0.002898">
                <text:p>0.002898</text:p>
                <draw:g>
                  <svg:desc>Sheet2.B9:Sheet2.H9</svg:desc>
                </draw:g>
              </table:table-cell>
              <table:table-cell office:value-type="float" office:value="0.001334">
                <text:p>0.001334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6-way AMAT</text:p>
                <draw:g>
                  <svg:desc>Sheet2.A16:Sheet2.A16</svg:desc>
                </draw:g>
              </table:table-cell>
              <table:table-cell office:value-type="float" office:value="13.34">
                <text:p>13.34</text:p>
                <draw:g>
                  <svg:desc>Sheet2.B16:Sheet2.H16</svg:desc>
                </draw:g>
              </table:table-cell>
              <table:table-cell office:value-type="float" office:value="12.1">
                <text:p>12.1</text:p>
              </table:table-cell>
              <table:table-cell office:value-type="float" office:value="10.78">
                <text:p>10.78</text:p>
              </table:table-cell>
              <table:table-cell office:value-type="float" office:value="9.35">
                <text:p>9.35</text:p>
              </table:table-cell>
              <table:table-cell office:value-type="float" office:value="8.23">
                <text:p>8.23</text:p>
              </table:table-cell>
              <table:table-cell office:value-type="float" office:value="7">
                <text:p>7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